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95e82" officeooo:paragraph-rsid="00095e8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5e82" officeooo:paragraph-rsid="00095e8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8222" officeooo:paragraph-rsid="000a822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95e82" officeooo:paragraph-rsid="00095e82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a8222" officeooo:paragraph-rsid="000a8222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paragraph-rsid="00095e82"/>
    </style:style>
    <style:style style:name="T1" style:family="text">
      <style:text-properties fo:font-weight="normal" officeooo:rsid="00095e82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am name:</text:p>
      <text:p text:style-name="P4"><text:s/>A++ Team </text:p>
      <text:p text:style-name="P4"><text:span text:style-name="T2">Team members:</text:span> </text:p>
      <text:p text:style-name="P4">Mafa :</text:p>
      <text:p text:style-name="P6"><text:span text:style-name="T1">student number: 201900963 email : email@gmail.com contacts :+2666666</text:span></text:p>
      <text:p text:style-name="P4"><text:s text:c="4"/>Magadlela:</text:p>
      <text:p text:style-name="P4">student number: 201900963 email : email@gmail.com contacts :+2666666</text:p>
      <text:p text:style-name="P3">Client:</text:p>
      <text:p text:style-name="P5">Terateng High School</text:p>
      <text:p text:style-name="P5">Contacts: +266333333, </text:p>
      <text:p text:style-name="P5">Background: Terateng High School need a library management system , they have been using an exercise book to record books taken by students and returned, the system wastes stationery and is tedious, Terateng looks to adopt a paperless system in managing their library and books that students borrow. The requested us to develop them a library management system for them. They Librarian is responsible for the borrowing of books and return, students and educators borrow books. They borrow and return them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5e82" officeooo:paragraph-rsid="00095e8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07:43:29.362293060</meta:creation-date>
    <dc:date>2021-12-01T08:01:59.690297315</dc:date>
    <meta:editing-duration>PT7M20S</meta:editing-duration>
    <meta:editing-cycles>1</meta:editing-cycles>
    <meta:document-statistic meta:table-count="0" meta:image-count="0" meta:object-count="0" meta:page-count="1" meta:paragraph-count="11" meta:word-count="112" meta:character-count="744" meta:non-whitespace-character-count="635"/>
    <meta:generator>LibreOffice/6.4.7.2$Linux_X86_64 LibreOffice_project/40$Build-2</meta:generator>
  </office:meta>
</office:document-meta>
</file>